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AB000000E404136D3067584388A.jpg" manifest:media-type="image/jpeg"/>
  <manifest:file-entry manifest:full-path="Pictures/10000201000006C3000003F9E5DF21335C68E70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.59cm" svg:height="11.656cm" draw:z-index="0"><draw:image xlink:href="Pictures/10000201000006C3000003F9E5DF21335C68E707.png" xlink:type="simple" xlink:show="embed" xlink:actuate="onLoad" loext:mime-type="image/png"/></draw:frame><draw:frame draw:style-name="fr2" draw:name="Image2" text:anchor-type="paragraph" svg:x="0.138cm" svg:y="11.972cm" svg:width="17.417cm" svg:height="12.305cm" draw:z-index="1"><draw:image xlink:href="Pictures/1000000000000AB000000E404136D3067584388A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1T18:01:28.567713949</meta:creation-date>
    <dc:date>2020-05-12T18:08:55.670540064</dc:date>
    <meta:editing-duration>PT12M16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